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premia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premia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premia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premia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premia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premia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premia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premia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premia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premia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premia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premia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premia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premia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premia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premia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premia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premia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premia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premia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premia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premia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premia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premia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premia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premia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premia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premia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premia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premia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premia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premia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premia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premia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premia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premia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premia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premia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premia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premia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premia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premia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premia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premia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premia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premia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premia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premia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premia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premia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premia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premia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premia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premia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premia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premia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premia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premia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premia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premia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premia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premia.$B$13];2;0)*[.F62]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premia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premia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premia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premia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premia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premia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premia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premia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premia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premia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premia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premia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premia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premia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premia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premia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premia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premia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premia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premia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premia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premia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premia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premia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premia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premia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premia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premia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premia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premia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premia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premia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premia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premia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premia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premia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premia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premia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premia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premia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premia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premia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premia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premia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premia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premia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premia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premia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premia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premia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premia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premia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premia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premia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premia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premia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premia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premia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premia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premia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premia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premia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premia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premia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premia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premia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premia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premia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premia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premia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premia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premia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premia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premia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premia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premia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premia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premia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premia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premia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premia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premia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premia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premia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premia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premia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premia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premia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premia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premia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premia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premia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premia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premia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premia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premia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premia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premia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premia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premia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premia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premia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premia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premia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premia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premia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premia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premia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premia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premia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premia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premia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premia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premia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premia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premia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premia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premia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premia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premia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premia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premia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premia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premia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premia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premia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premia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premia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premia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premia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premia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premia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premia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premia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premia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premia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premia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premia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premia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premia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premia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premia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premia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premia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premia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premia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premia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premia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premia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premia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premia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premia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premia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premia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premia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premia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premia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premia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premia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premia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premia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premia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premia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premia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premia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premia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premia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premia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premia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premia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premia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premia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premia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premia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premia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premia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premia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premia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premia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premia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premia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premia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premia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premia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premia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premia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premia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premia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premia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premia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premia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premia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premia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premia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premia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premia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premia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premia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premia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premia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premia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premia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premia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premia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premia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premia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premia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premia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premia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premia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premia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premia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premia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premia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premia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premia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premia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premia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premia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premia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premia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premia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premia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premia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premia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premia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premia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premia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premia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premia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premia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premia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premia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premia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premia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premia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premia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premia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premia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premia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premia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premia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premia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premia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premia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premia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premia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premia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premia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premia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premia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premia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premia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premia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premia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premia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premia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premia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premia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premia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premia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premia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premia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premia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premia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premia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premia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premia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premia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premia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premia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premia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premia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premia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premia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premia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premia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premia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premia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premia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premia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premia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premia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premia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premia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premia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premia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premia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premia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premia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premia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premia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premia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premia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premia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premia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premia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premia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premia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premia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premia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premia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premia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premia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premia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premia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premia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premia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premia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premia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premia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premia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premia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premia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premia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premia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premia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premia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premia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premia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premia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premia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premia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premia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premia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premia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premia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premia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premia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premia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premia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premia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premia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premia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premia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premia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premia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premia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premia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premia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premia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premia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premia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premia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premia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premia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premia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premia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premia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premia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premia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premia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premia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premia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premia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premia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premia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premia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premia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premia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premia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premia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premia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premia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premia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premia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premia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premia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premia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premia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premia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premia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premia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premia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premia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premia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premia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premia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premia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premia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premia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premia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premia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premia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premia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premia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premia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premia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premia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premia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premia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premia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premia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premia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premia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premia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premia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premia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premia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premia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premia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premia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premia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premia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premia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premia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premia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premia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premia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premia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premia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premia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premia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premia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premia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premia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premia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premia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premia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premia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premia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premia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premia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premia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premia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premia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premia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premia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premia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premia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premia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premia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premia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premia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premia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premia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premia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premia.$B$13];2;0)*[.F500]" office:value-type="float" office:value="430" calcext:value-type="float">
            <text:p>430</text:p>
          </table:table-cell>
        </table:table-row>
      </table:table>
      <table:table table:name="dział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emi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 style:data-style-name="N2" text:time-value="09:13:15.49769294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3:56.765568345</meta:creation-date>
    <dc:date>2017-09-27T09:38:48.684567913</dc:date>
    <meta:editing-duration>PT13M57S</meta:editing-duration>
    <meta:editing-cycles>3</meta:editing-cycles>
    <meta:generator>LibreOffice/5.4.0.3$Linux_X86_64 LibreOffice_project/40m0$Build-3</meta:generator>
    <meta:document-statistic meta:table-count="3" meta:cell-count="4101" meta:object-count="0"/>
  </office:meta>
</office:document-meta>
</file>